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1-T(average)</text:p>
          </table:table-cell>
          <table:table-cell office:value-type="string" calcext:value-type="string">
            <text:p>1-T(deviation)</text:p>
          </table:table-cell>
          <table:table-cell office:value-type="string" calcext:value-type="string">
            <text:p>2-T(average)</text:p>
          </table:table-cell>
          <table:table-cell office:value-type="string" calcext:value-type="string">
            <text:p>2-T(deviation)</text:p>
          </table:table-cell>
          <table:table-cell office:value-type="string" calcext:value-type="string">
            <text:p>4-T(average)</text:p>
          </table:table-cell>
          <table:table-cell office:value-type="string" calcext:value-type="string">
            <text:p>4-T(deviation)</text:p>
          </table:table-cell>
          <table:table-cell office:value-type="string" calcext:value-type="string">
            <text:p>8-T(average)</text:p>
          </table:table-cell>
          <table:table-cell office:value-type="string" calcext:value-type="string">
            <text:p>8-T(deviation)</text:p>
          </table:table-cell>
          <table:table-cell office:value-type="string" calcext:value-type="string">
            <text:p>16-T(average)</text:p>
          </table:table-cell>
          <table:table-cell office:value-type="string" calcext:value-type="string">
            <text:p>16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56-T(average)</text:p>
          </table:table-cell>
          <table:table-cell office:value-type="string" calcext:value-type="string">
            <text:p>56-T(deviation)</text:p>
          </table:table-cell>
        </table:table-row>
        <table:table-row table:style-name="ro1">
          <table:table-cell office:value-type="string" calcext:value-type="string">
            <text:p>seq_means</text:p>
          </table:table-cell>
          <table:table-cell table:style-name="ce1" office:value-type="float" office:value="7.2886916667" calcext:value-type="float">
            <text:p>7.2886916667</text:p>
          </table:table-cell>
          <table:table-cell table:style-name="ce1" office:value-type="float" office:value="0.1584564721" calcext:value-type="float">
            <text:p>0.1584564721</text:p>
          </table:table-cell>
          <table:table-cell table:number-columns-repeated="16"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_parallel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1_parall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_parallel</text:p>
          </table:table-cell>
          <table:table-cell table:number-columns-repeated="18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number-columns-repeated="5"/>
          <table:table-cell table:formula="of:= AVERAGE([.F32:.F43])" office:value-type="float" office:value="7.28869166666667" calcext:value-type="float">
            <text:p>7.2886916667</text:p>
          </table:table-cell>
          <table:table-cell table:formula="of:= STDEV([.F32:.F43])" office:value-type="float" office:value="0.158456472132274" calcext:value-type="float">
            <text:p>0.158456472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7" calcext:value-type="float">
            <text:p>7.1157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3599" calcext:value-type="float">
            <text:p>7.359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5188" calcext:value-type="float">
            <text:p>7.518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983" calcext:value-type="float">
            <text:p>7.4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08" calcext:value-type="float">
            <text:p>7.12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69" calcext:value-type="float">
            <text:p>7.16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566" calcext:value-type="float">
            <text:p>7.456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64" calcext:value-type="float">
            <text:p>7.26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8" calcext:value-type="float">
            <text:p>7.12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194" calcext:value-type="float">
            <text:p>7.419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983" calcext:value-type="float">
            <text:p>7.2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5" calcext:value-type="float">
            <text:p>7.115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1:41:39.55432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55.047209492</meta:creation-date>
    <dc:date>2017-11-03T14:20:06.154269429</dc:date>
    <meta:editing-duration>PT17H49M49S</meta:editing-duration>
    <meta:editing-cycles>5</meta:editing-cycles>
    <meta:generator>LibreOffice/5.1.6.2$Linux_X86_64 LibreOffice_project/10m0$Build-2</meta:generator>
    <meta:document-statistic meta:table-count="1" meta:cell-count="54" meta:object-count="0"/>
  </office:meta>
</office:document-meta>
</file>